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4D000001C6925FFB7EEB2FF657.png" manifest:media-type="image/png"/>
  <manifest:file-entry manifest:full-path="Pictures/100033880000677500002AAFFBBB75C6D60CE584.svg" manifest:media-type="image/svg+xml"/>
  <manifest:file-entry manifest:full-path="Pictures/10000201000002530000034916BDA4E02A5F3EEF.png" manifest:media-type="image/png"/>
  <manifest:file-entry manifest:full-path="Pictures/100002010000021B0000018837226D15D83675ED.png" manifest:media-type="image/png"/>
  <manifest:file-entry manifest:full-path="Pictures/10000ABE0000297200001E2E6794AB779D4F46A0.svg" manifest:media-type="image/svg+xml"/>
  <manifest:file-entry manifest:full-path="Pictures/1000020100000541000000D8EF4051139D0A59E4.png" manifest:media-type="image/png"/>
  <manifest:file-entry manifest:full-path="Pictures/100028A000006775000010A44369097130E9266F.svg" manifest:media-type="image/svg+xml"/>
  <manifest:file-entry manifest:full-path="Pictures/1000020100000541000000EF8AA0ABC6A45384B2.png" manifest:media-type="image/png"/>
  <manifest:file-entry manifest:full-path="Pictures/100083C400006775000012667C1D2F1D373361D0.svg" manifest:media-type="image/svg+xml"/>
  <manifest:file-entry manifest:full-path="Pictures/100036B2000052220000741E7A1D95E356598DEF.svg" manifest:media-type="image/svg+xml"/>
  <manifest:file-entry manifest:full-path="Pictures/10000201000005400000011E0E2EA556458844D9.png" manifest:media-type="image/png"/>
  <manifest:file-entry manifest:full-path="Pictures/1000020100000487000001AFE61A3FE2D39BA218.png" manifest:media-type="image/png"/>
  <manifest:file-entry manifest:full-path="Pictures/100022270000675A000016044BBB59920C6907AF.svg" manifest:media-type="image/svg+xml"/>
  <manifest:file-entry manifest:full-path="Pictures/100023530000675A00002673FE4CA952955852F3.svg" manifest:media-type="image/svg+xml"/>
  <manifest:file-entry manifest:full-path="Pictures/100002010000010D0000004311450D86D77ECA50.png" manifest:media-type="image/png"/>
  <manifest:file-entry manifest:full-path="Pictures/100018D8000014AA0000052615F31E6F91AA9E81.svg" manifest:media-type="image/svg+xml"/>
  <manifest:file-entry manifest:full-path="Pictures/10000201000002BB000002CB0DA7B663E0A02631.png" manifest:media-type="image/png"/>
  <manifest:file-entry manifest:full-path="Pictures/20000002000002B50000005A92AE565272B220BF.eps" manifest:media-type="image/x-eps"/>
  <manifest:file-entry manifest:full-path="Pictures/10013D25000059EB00005BFC281AA6D9EDD6F0F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.22cm" svg:x="1cm" svg:y="1cm">
          <draw:image xlink:href="Pictures/10013D25000059EB00005BFC281AA6D9EDD6F0F8.svg" xlink:type="simple" xlink:show="embed" xlink:actuate="onLoad">
            <text:p/>
          </draw:image>
          <draw:image xlink:href="Pictures/10000201000002BB000002CB0DA7B663E0A02631.png" xlink:type="simple" xlink:show="embed" xlink:actuate="onLoad"/>
        </draw:frame>
      </draw:page>
      <draw:page draw:name="page2" draw:style-name="dp1" draw:master-page-name="Standard">
        <draw:frame draw:style-name="gr1" draw:text-style-name="P1" draw:layer="layout" svg:width="18.999cm" svg:height="4.046cm" svg:x="9.4cm" svg:y="1.154cm">
          <draw:image xlink:href="Pictures/100022270000675A000016044BBB59920C6907AF.svg" xlink:type="simple" xlink:show="embed" xlink:actuate="onLoad">
            <text:p/>
          </draw:image>
          <draw:image xlink:href="Pictures/10000201000005400000011E0E2EA556458844D9.png" xlink:type="simple" xlink:show="embed" xlink:actuate="onLoad"/>
        </draw:frame>
        <draw:frame draw:name="gutefrage.svg" draw:style-name="gr1" draw:text-style-name="P1" draw:layer="layout" svg:width="7.5cm" svg:height="1.86cm" svg:x="9.4cm" svg:y="6.1cm">
          <draw:image xlink:href="Pictures/100018D8000014AA0000052615F31E6F91AA9E81.svg" xlink:type="simple" xlink:show="embed" xlink:actuate="onLoad">
            <text:p/>
          </draw:image>
          <draw:image xlink:href="Pictures/100002010000010D0000004311450D86D77ECA50.png" xlink:type="simple" xlink:show="embed" xlink:actuate="onLoad"/>
        </draw:frame>
        <draw:frame draw:style-name="gr1" draw:text-style-name="P1" draw:layer="layout" svg:width="18.999cm" svg:height="7.067cm" svg:x="1cm" svg:y="1.033cm">
          <draw:image xlink:href="Pictures/100023530000675A00002673FE4CA952955852F3.svg" xlink:type="simple" xlink:show="embed" xlink:actuate="onLoad">
            <text:p/>
          </draw:image>
          <draw:image xlink:href="Pictures/1000020100000487000001AFE61A3FE2D39BA218.png" xlink:type="simple" xlink:show="embed" xlink:actuate="onLoad"/>
        </draw:frame>
        <draw:frame draw:style-name="gr1" draw:text-style-name="P1" draw:layer="layout" svg:width="18.999cm" svg:height="3.377cm" svg:x="9.001cm" svg:y="8.323cm">
          <draw:image xlink:href="Pictures/100083C400006775000012667C1D2F1D373361D0.svg" xlink:type="simple" xlink:show="embed" xlink:actuate="onLoad">
            <text:p/>
          </draw:image>
          <draw:image xlink:href="Pictures/1000020100000541000000EF8AA0ABC6A45384B2.png" xlink:type="simple" xlink:show="embed" xlink:actuate="onLoad"/>
        </draw:frame>
        <draw:frame draw:style-name="gr1" draw:text-style-name="P1" draw:layer="layout" svg:width="18.999cm" svg:height="3.055cm" svg:x="9.5cm" svg:y="3.783cm">
          <draw:image xlink:href="Pictures/100028A000006775000010A44369097130E9266F.svg" xlink:type="simple" xlink:show="embed" xlink:actuate="onLoad">
            <text:p/>
          </draw:image>
          <draw:image xlink:href="Pictures/1000020100000541000000D8EF4051139D0A59E4.png" xlink:type="simple" xlink:show="embed" xlink:actuate="onLoad"/>
        </draw:frame>
        <draw:frame draw:style-name="gr1" draw:text-style-name="P1" draw:layer="layout" svg:width="7.5cm" svg:height="5.44cm" svg:x="1cm" svg:y="6.6cm">
          <draw:image xlink:href="Pictures/10000ABE0000297200001E2E6794AB779D4F46A0.svg" xlink:type="simple" xlink:show="embed" xlink:actuate="onLoad">
            <text:p/>
          </draw:image>
          <draw:image xlink:href="Pictures/100002010000021B0000018837226D15D83675ED.png" xlink:type="simple" xlink:show="embed" xlink:actuate="onLoad"/>
        </draw:frame>
        <draw:frame draw:style-name="gr1" draw:text-style-name="P1" draw:layer="layout" svg:width="7.5cm" svg:height="0.9cm" svg:x="9.4cm" svg:y="10.8cm">
          <draw:image xlink:href="Pictures/20000002000002B50000005A92AE565272B220BF.eps" xlink:type="simple" xlink:show="embed" xlink:actuate="onLoad">
            <text:p/>
          </draw:image>
        </draw:frame>
        <draw:frame draw:style-name="gr1" draw:text-style-name="P1" draw:layer="layout" svg:width="18.999cm" svg:height="7.837cm" svg:x="1cm" svg:y="4.2cm">
          <draw:image xlink:href="Pictures/100033880000677500002AAFFBBB75C6D60CE584.svg" xlink:type="simple" xlink:show="embed" xlink:actuate="onLoad">
            <text:p/>
          </draw:image>
          <draw:image xlink:href="Pictures/100002010000044D000001C6925FFB7EEB2FF657.png" xlink:type="simple" xlink:show="embed" xlink:actuate="onLoad"/>
        </draw:frame>
      </draw:page>
      <draw:page draw:name="page3" draw:style-name="dp1" draw:master-page-name="Standard">
        <draw:frame draw:style-name="gr2" draw:text-style-name="P2" draw:layer="layout" svg:width="19cm" svg:height="26.85cm" svg:x="1cm" svg:y="1cm">
          <draw:image xlink:href="Pictures/100036B2000052220000741E7A1D95E356598DEF.svg" xlink:type="simple" xlink:show="embed" xlink:actuate="onLoad">
            <text:p/>
          </draw:image>
          <draw:image xlink:href="Pictures/10000201000002530000034916BDA4E02A5F3EE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2:43:50.886711000</meta:creation-date>
    <meta:print-date>2016-09-21T12:56:33.833537000</meta:print-date>
    <dc:date>2016-09-22T17:32:41.177878000</dc:date>
    <meta:editing-duration>PT7H27M32S</meta:editing-duration>
    <meta:editing-cycles>6</meta:editing-cycles>
    <meta:generator>LibreOffice_Vanilla/5.2.1.4$MacOSX_X86_64 LibreOffice_project/e145cf15d1b452e575867b990095d176cf53383c</meta:generator>
    <meta:document-statistic meta:object-count="10"/>
  </office:meta>
</office:document-meta>
</file>